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e93f" officeooo:paragraph-rsid="0007e93f"/>
    </style:style>
    <style:style style:name="T1" style:family="text">
      <style:text-properties officeooo:rsid="000a7b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MBIAR LA CONFIGURACIÓN DEL SISTEMA</text:p>
      <text:p text:style-name="P1">AGREGAR NUEVO HARDWARE</text:p>
      <text:p text:style-name="P1">En algún momento dado, es posible que agreguemos algún componente físico a nuestro ordenador (por ejemplo, un módem, una nueva pantalla, un disquete de 31/2, etc...) y para que funcione con nuestro sistema operativo es necesario que éste lo detecte, normalmente Windows lo detecta sin problemas; pero en caso de no ser así, incorpora una herramienta denominada AGREGAR NUEVO HARDWARE que nos permite poner instalar correctamente el nuevo Hardware.</text:p>
      <text:p text:style-name="P1">Hoy en día muchos de los dispositivos que instalamos incorporan la tecnología PLUG &amp; PLAY. Esta tecnología consiste en transferir toda la responsabilidad al sistema operativo, es decir, es el sistema operativo el encargado de detectar el nuevo dispositivo, e instalar los Controladores (DRIVERS) pertinentes para que su funcionamiento sea óptimo, también se encarga de detectar si desinstalamos algún dispositivo, en ese caso desinstala los controladores para dejar espacio.</text:p>
      <text:p text:style-name="P1">Lo podemos encontrar en:</text:p>
      <text:p text:style-name="P1">INICIO<text:span text:style-name="T1">&gt;</text:span>CONFIGURACIÓ<text:span text:style-name="T1">N&gt;</text:span>PANEL DE CONTROL<text:span text:style-name="T1">&gt;</text:span>AGREGAR NUEVO HARDWA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3:06:54.452000000</meta:creation-date>
    <dc:date>2017-01-22T15:38:04.029000000</dc:date>
    <meta:editing-duration>P0D</meta:editing-duration>
    <meta:editing-cycles>3</meta:editing-cycles>
    <meta:generator>LibreOffice/4.2.4.2$Windows_x86 LibreOffice_project/63150712c6d317d27ce2db16eb94c2f3d7b699f8</meta:generator>
    <meta:document-statistic meta:table-count="0" meta:image-count="0" meta:object-count="0" meta:page-count="1" meta:paragraph-count="6" meta:word-count="155" meta:character-count="1063" meta:non-whitespace-character-count="914"/>
  </office:meta>
</office:document-meta>
</file>